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apple-system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apple-system" fo:letter-spacing="normal" fo:font-style="normal" fo:font-weight="normal"/>
    </style:style>
    <style:style style:name="P3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8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ssignment 8, due January 11th 2021</text:h>
      <text:p text:style-name="P4">The goal of this assignment is to implement and optimize two types of dwarfs using OpenMP.</text:p>
      <text:h text:style-name="P2" text:outline-level="2"><text:bookmark text:name="user-content-exercise-1"/>Exercise 1</text:h>
      <text:h text:style-name="P3" text:outline-level="3"><text:bookmark text:name="user-content-tasks"/>Tasks</text:h>
      <text:list xml:id="list128614655" text:style-name="L1">
        <text:list-item>
          <text:p text:style-name="P9">Use OpenMP to develop a parallel matrix multiplication program. In order to facilitate verification:</text:p>
          <text:list>
            <text:list-item>
              <text:p text:style-name="P6"><text:span text:style-name="T1">initialize matrix A with </text:span><text:span text:style-name="Source_20_Text"><text:span text:style-name="T2">a(i,j) = i * j</text:span></text:span><text:span text:style-name="T1">,</text:span></text:p>
            </text:list-item>
            <text:list-item>
              <text:p text:style-name="P6"><text:span text:style-name="T1">make matrix B the identity matrix (</text:span><text:span text:style-name="Source_20_Text"><text:span text:style-name="T2">b(i,j) = (i == j) ? 1 : 0</text:span></text:span><text:span text:style-name="T1">),</text:span></text:p>
            </text:list-item>
            <text:list-item>
              <text:p text:style-name="P6"><text:span text:style-name="T1">use </text:span><text:span text:style-name="Source_20_Text"><text:span text:style-name="T2">double</text:span></text:span><text:span text:style-name="T1"> as the element type, and</text:span></text:p>
            </text:list-item>
            <text:list-item>
              <text:p text:style-name="P8">only consider the actual matrix multiplication for your time measurements, not the initialization or any verification.</text:p>
            </text:list-item>
          </text:list>
        </text:list-item>
        <text:list-item>
          <text:p text:style-name="P9">Measure the execution time of your OpenMP program for several matrix sizes and for 1 and 8 threads.</text:p>
        </text:list-item>
        <text:list-item>
          <text:p text:style-name="P9">Illustrate the data in appropriate speedup/efficiency figures and discuss them. What can you observe?</text:p>
        </text:list-item>
        <text:list-item>
          <text:p text:style-name="P9">Try to maximize the performance by considering all sequential and parallelism-related optimizations we discussed so far. Which did you choose and why?</text:p>
        </text:list-item>
        <text:list-item>
          <text:p text:style-name="P6"><text:span text:style-name="T1">Add your best wall times for 1 and 8 threads for </text:span><text:span text:style-name="Source_20_Text"><text:span text:style-name="T2">N = 3000</text:span></text:span><text:span text:style-name="T1"> into the comparison spreadsheet linked on Discord.</text:span></text:p>
        </text:list-item>
      </text:list>
      <text:h text:style-name="P2" text:outline-level="2"><text:bookmark text:name="user-content-exercise-2"/>Exercise 2</text:h>
      <text:h text:style-name="P3" text:outline-level="3"><text:bookmark text:name="user-content-description"/>Description</text:h>
      <text:p text:style-name="P5"><text:span text:style-name="T1">N-queens is a popular branch-and-bound problem. The goal is to compute the number of possible ways to place N chess queens on a NxN chess board without them attacking each other. See </text:span><text:a xlink:type="simple" xlink:href="https://en.wikipedia.org/wiki/Eight_queens_puzzle" text:style-name="Internet_20_link" text:visited-style-name="Visited_20_Internet_20_Link"><text:span text:style-name="T3">https://en.wikipedia.org/wiki/Eight_queens_puzzle</text:span></text:a><text:span text:style-name="T1"> for further information.</text:span></text:p>
      <text:h text:style-name="P3" text:outline-level="3"><text:bookmark text:name="user-content-tasks-1"/><text:soft-page-break/>Tasks</text:h>
      <text:list xml:id="list1354872187" text:style-name="L2">
        <text:list-item>
          <text:p text:style-name="P10">Implement a sequential version of the n-queens problem. Benchmark your program for several problem sizes (e.g. 8, 10, and 12). What can you observe?</text:p>
        </text:list-item>
        <text:list-item>
          <text:p text:style-name="P10">Parallelize your program using OpenMP. Which OpenMP constructs are suitable candidates and why?</text:p>
        </text:list-item>
        <text:list-item>
          <text:p text:style-name="P10">Benchmark your problem for several numbers of threads. What can you observe?</text:p>
        </text:list-item>
        <text:list-item>
          <text:p text:style-name="P10">Optional: Try to maximize the performance by considering all sequential and parallelism-related optimizations we discussed so far. Which did you choose and why?</text:p>
        </text:list-item>
        <text:list-item>
          <text:p text:style-name="P7"><text:span text:style-name="T1">Add your best wall times for 1 and 8 threads for </text:span><text:span text:style-name="Source_20_Text"><text:span text:style-name="T2">N = 13</text:span></text:span><text:span text:style-name="T1"> into the comparison spreadsheet linked on Discord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5:02:01.251064467</meta:creation-date>
    <dc:date>2020-12-22T15:03:02.465004474</dc:date>
    <meta:editing-duration>PT1M2S</meta:editing-duration>
    <meta:editing-cycles>1</meta:editing-cycles>
    <meta:document-statistic meta:table-count="0" meta:image-count="0" meta:object-count="0" meta:page-count="2" meta:paragraph-count="22" meta:word-count="308" meta:character-count="1835" meta:non-whitespace-character-count="1563"/>
    <meta:generator>LibreOffice/6.4.6.2$Linux_X86_64 LibreOffice_project/40$Build-2</meta:generator>
  </office:meta>
</office:document-meta>
</file>